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17cm" style:rel-column-width="65535*"/>
    </style:style>
    <style:style style:name="表格1.A1" style:family="table-cell">
      <style:table-cell-properties fo:background-color="#eeeeee" fo:padding="0.097cm" fo:border="none">
        <style:background-image/>
      </style:table-cell-properties>
    </style:style>
    <style:style style:name="表格2" style:family="table">
      <style:table-properties style:width="17cm" table:align="margins"/>
    </style:style>
    <style:style style:name="表格2.A" style:family="table-column">
      <style:table-column-properties style:column-width="17cm" style:rel-column-width="65535*"/>
    </style:style>
    <style:style style:name="表格2.A1" style:family="table-cell">
      <style:table-cell-properties fo:background-color="#eeeeee" fo:padding="0.097cm" fo:border="none">
        <style:background-image/>
      </style:table-cell-properties>
    </style:style>
    <style:style style:name="P1" style:family="paragraph" style:parent-style-name="Text_20_body">
      <style:text-properties fo:font-size="12pt" officeooo:rsid="0052d5a6" officeooo:paragraph-rsid="0052d5a6" style:font-size-asian="12pt" style:font-size-complex="12pt"/>
    </style:style>
    <style:style style:name="P2" style:family="paragraph" style:parent-style-name="Text_20_body">
      <style:text-properties fo:font-size="12pt" officeooo:rsid="00537b96" officeooo:paragraph-rsid="00537b96" style:font-size-asian="12pt" style:font-size-complex="12pt"/>
    </style:style>
    <style:style style:name="P3" style:family="paragraph" style:parent-style-name="Text_20_body">
      <style:text-properties fo:font-size="12pt" officeooo:rsid="00537b96" officeooo:paragraph-rsid="005483b6" style:font-size-asian="12pt" style:font-size-complex="12pt"/>
    </style:style>
    <style:style style:name="P4" style:family="paragraph" style:parent-style-name="Text_20_body">
      <style:text-properties fo:font-size="12pt" officeooo:rsid="00537b96" officeooo:paragraph-rsid="0055de29" style:font-size-asian="12pt" style:font-size-complex="12pt"/>
    </style:style>
    <style:style style:name="P5" style:family="paragraph" style:parent-style-name="Text_20_body">
      <style:text-properties fo:font-size="12pt" officeooo:rsid="0055de29" officeooo:paragraph-rsid="0055de29" style:font-size-asian="12pt" style:font-size-complex="12pt"/>
    </style:style>
    <style:style style:name="P6" style:family="paragraph" style:parent-style-name="Text_20_body">
      <style:text-properties fo:font-size="12pt" officeooo:rsid="00567760" officeooo:paragraph-rsid="00567760" style:font-size-asian="12pt" style:font-size-complex="12pt"/>
    </style:style>
    <style:style style:name="P7" style:family="paragraph" style:parent-style-name="Text_20_body">
      <style:text-properties fo:font-size="12pt" officeooo:rsid="00567760" officeooo:paragraph-rsid="005723d4" style:font-size-asian="12pt" style:font-size-complex="12pt"/>
    </style:style>
    <style:style style:name="P8" style:family="paragraph" style:parent-style-name="Text_20_body">
      <style:text-properties fo:font-size="12pt" officeooo:rsid="005723d4" officeooo:paragraph-rsid="005723d4" style:font-size-asian="12pt" style:font-size-complex="12pt"/>
    </style:style>
    <style:style style:name="P9" style:family="paragraph" style:parent-style-name="Table_20_Contents">
      <style:text-properties fo:font-size="12pt" officeooo:rsid="005483b6" officeooo:paragraph-rsid="005483b6" style:font-size-asian="12pt" style:font-size-complex="12pt"/>
    </style:style>
    <style:style style:name="P10" style:family="paragraph" style:parent-style-name="Table_20_Contents">
      <style:text-properties fo:font-size="12pt" officeooo:rsid="00567760" officeooo:paragraph-rsid="00567760" style:font-size-asian="12pt" style:font-size-complex="12pt"/>
    </style:style>
    <style:style style:name="T1" style:family="text">
      <style:text-properties officeooo:rsid="005483b6"/>
    </style:style>
    <style:style style:name="T2" style:family="text">
      <style:text-properties officeooo:rsid="0055de29"/>
    </style:style>
    <style:style style:name="T3" style:family="text">
      <style:text-properties officeooo:rsid="005723d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详细说明</text:h>
      <text:p text:style-name="P1"><text:s/><text:tab/>QNetworkAccessManager类允许应用程序发送网络请求和接收网络应答。</text:p>
      <text:p text:style-name="P2"><text:tab/>Network Access API都是围绕着一个QNetworkAccessManager对象构造的，这个对象包含着发送请求的一些通用配置和设置。它包含着代理和缓存的配置，以及和这些事物相关的一些信号，并且应答信号可以作为我们检测一个网络操作的进度。</text:p>
      <text:p text:style-name="P2"><text:tab/>一个QNetworkAccessManager对于一整个Qt应用程序来说已经足够了！</text:p>
      <text:p text:style-name="P2"><text:tab/>一旦一个QNetworkAccessManager对象被创建了，那么应用程序就可以使用它在网络上发送请求。它提供了一组标准的函数，可以承载网络请求和一些可选的数据，并且每一个请求返回一个QNetworkReply对象。该返回的对象包含着返回的请求应带的所有数据。</text:p>
      <text:p text:style-name="P3"><text:tab/><text:span text:style-name="T1">一个简单的从网络下载的例子可如下完成：</text:span></text:p>
      <table:table table:name="表格1" table:style-name="表格1">
        <table:table-column table:style-name="表格1.A"/>
        <table:table-row>
          <table:table-cell table:style-name="表格1.A1" office:value-type="string">
            <text:p text:style-name="P9">QNetworkAccessManager *manager = new QNetworkAccessManager(this);</text:p>
            <text:p text:style-name="P9">connect(manager, SIGNAL(finished(QNetworkReply*)),</text:p>
            <text:p text:style-name="P9"><text:s text:c="8"/>this, SLOT(replyFinished(QNetworkReply*)));</text:p>
            <text:p text:style-name="P9"/>
            <text:p text:style-name="P9">manager-&gt;get(QNetworkRequest(QUrl("http://qt-project.org")));</text:p>
          </table:table-cell>
        </table:table-row>
      </table:table>
      <text:p text:style-name="P4"><text:tab/><text:span text:style-name="T2"> <text:s/>QNetworkAccessManager有一个异步的API。当上面的replyFinished槽被调用的时候，它带的参数就是包含有下载的数据的QNetworkReply对象。</text:span></text:p>
      <text:p text:style-name="P5"><text:tab/>注意：当请求完成的时候，程序员需要在适当的时候删除QNetworkReply对象。不要在连接到信号finished()的槽函数中直接删除掉。你可以使用deleteLater()函数。</text:p>
      <text:p text:style-name="P5"><text:tab/>注意：QNetworkAccessManager将会把它受到的请求排队。并行执行的请求数量是依赖于协议的。目前，对于桌面平台的HTTP协议，对于一个主机/端口的组合，可6个请求并行执行。</text:p>
      <text:p text:style-name="P6"><text:tab/>一个更加复杂的例子，假设manager已经存在，代码如下：</text:p>
      <table:table table:name="表格2" table:style-name="表格2">
        <table:table-column table:style-name="表格2.A"/>
        <table:table-row>
          <table:table-cell table:style-name="表格2.A1" office:value-type="string">
            <text:p text:style-name="P10">QNetworkRequest request;</text:p>
            <text:p text:style-name="P10">request.setUrl(QUrl("http://qt-project.org"));</text:p>
            <text:p text:style-name="P10">request.setRawHeader("User-Agent", "MyOwnBrowser 1.0");</text:p>
            <text:p text:style-name="P10"/>
            <text:p text:style-name="P10">QNetworkReply *reply = manager-&gt;get(request);</text:p>
            <text:p text:style-name="P10">connect(reply, SIGNAL(readyRead()), this, SLOT(slotReadyRead()));</text:p>
            <text:p text:style-name="P10">connect(reply, SIGNAL(error(QNetworkReply::NetworkError)),</text:p>
            <text:p text:style-name="P10"><text:s text:c="8"/>this, SLOT(slotError(QNetworkReply::NetworkError)));</text:p>
            <text:p text:style-name="P10">connect(reply, SIGNAL(sslErrors(QList&lt;QSslError&gt;)),</text:p>
            <text:p text:style-name="P10"><text:s text:c="8"/>this, SLOT(slotSslErrors(QList&lt;QSslError&gt;)));</text:p>
          </table:table-cell>
        </table:table-row>
      </table:table>
      <text:p text:style-name="P7"><text:tab/> <text:span text:style-name="T3">网络和漫游支持</text:span></text:p>
      <text:p text:style-name="P8"><text:s text:c="6"/>在Qt4.7版本中，QNetworkAccessManager有了额外的Bearer ManagementAPI支持，使得QNetworkAccessManager具有了管理管理网络连接的能力。</text:p>
      <text:p text:style-name="P8"><text:soft-page-break/><text:s text:c="6"/>QNetworkAccessManager可以在设备离线的时候启用网络接口，并且如果当前进程是最后一个使用网络的时候，QNetworkAccessManager可以停止网络接口。漫游在传输上是同样透明的。每一个入队/挂起的网络请求可以自动的传输到一个新的接入点。</text:p>
      <text:p text:style-name="P8"><text:s text:c="6"/>客户希望不作出任何改变就可以利用这个特性。实际上他就像把与特定平台相关的网络连接的代码从应用程序中删除。</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6T17:16:47.240892404</meta:creation-date>
    <meta:generator>LibreOffice/5.2.3.3$Windows_x86 LibreOffice_project/d54a8868f08a7b39642414cf2c8ef2f228f780cf</meta:generator>
    <dc:date>2017-01-13T23:13:51.528000000</dc:date>
    <meta:editing-duration>PT4H34M6S</meta:editing-duration>
    <meta:editing-cycles>47</meta:editing-cycles>
    <meta:document-statistic meta:table-count="2" meta:image-count="0" meta:object-count="0" meta:page-count="2" meta:paragraph-count="27" meta:word-count="666" meta:character-count="1668" meta:non-whitespace-character-count="1590"/>
  </office:meta>
</office:document-meta>
</file>